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 style:data-style-name="N140"/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qty discount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13" calcext:value-type="currency">
            <text:p>$13.00</text:p>
          </table:table-cell>
          <table:table-cell table:style-name="ce4" table:formula="of:=[.E6]" office:value-type="currency" office:currency="USD" office:value="13" calcext:value-type="currency">
            <text:p>$1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20" calcext:value-type="currency">
            <text:p>$20.00</text:p>
          </table:table-cell>
          <table:table-cell table:style-name="ce4" table:formula="of:=[.E7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20" calcext:value-type="currency">
            <text:p>$20.00</text:p>
          </table:table-cell>
          <table:table-cell table:style-name="ce4" table:formula="of:=[.E9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D10]*[.B10]" office:value-type="currency" office:currency="USD" office:value="140" calcext:value-type="currency">
            <text:p>$140.00</text:p>
          </table:table-cell>
          <table:table-cell table:style-name="ce4" table:formula="of:=[.E10]*(0.85)" office:value-type="currency" office:currency="USD" office:value="119" calcext:value-type="currency">
            <text:p>$11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2.08" calcext:value-type="currency">
            <text:p>$2.08</text:p>
          </table:table-cell>
          <table:table-cell table:style-name="ce4" table:formula="of:=[.E12]" office:value-type="currency" office:currency="USD" office:value="2.08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7.5" calcext:value-type="currency">
            <text:p>$7.50</text:p>
          </table:table-cell>
          <table:table-cell table:style-name="ce4" table:formula="of:=[.E15]*0.85" office:value-type="currency" office:currency="USD" office:value="6.375" calcext:value-type="currency">
            <text:p>$6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7.284" calcext:value-type="currency">
            <text:p>$7.28</text:p>
          </table:table-cell>
          <table:table-cell table:style-name="ce4" table:formula="of:=[.E30]" office:value-type="currency" office:currency="USD" office:value="7.284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3.10236220472441" calcext:value-type="currency">
            <text:p>$3.10</text:p>
          </table:table-cell>
          <table:table-cell table:style-name="ce4" table:formula="of:=[.E31]" office:value-type="currency" office:currency="USD" office:value="3.10236220472441" calcext:value-type="currency">
            <text:p>$3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5.44" calcext:value-type="currency">
            <text:p>$5.44</text:p>
          </table:table-cell>
          <table:table-cell table:style-name="ce4" table:formula="of:=[.E32]" office:value-type="currency" office:currency="USD" office:value="5.44" calcext:value-type="currency">
            <text:p>$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6.04" calcext:value-type="currency">
            <text:p>$6.04</text:p>
          </table:table-cell>
          <table:table-cell table:style-name="ce4" table:formula="of:=[.E33]" office:value-type="currency" office:currency="USD" office:value="6.04" calcext:value-type="currency">
            <text:p>$6.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261.673920472441" calcext:value-type="currency">
            <text:p>$261.67</text:p>
          </table:table-cell>
          <table:table-cell table:style-name="ce4" table:formula="of:=SUM([.F6:.F33])" office:value-type="currency" office:currency="USD" office:value="230.548920472441" calcext:value-type="currency">
            <text:p>$230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D29]" office:value-type="currency" office:currency="USD" office:value="322.766440305774" calcext:value-type="currency">
            <text:p>$322.77</text:p>
          </table:table-cell>
          <table:table-cell table:style-name="ce7" table:formula="of:=[.F35]+['printed parts'.D29]" office:value-type="currency" office:currency="USD" office:value="291.641440305774" calcext:value-type="currency">
            <text:p>$291.64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Twoolhead mount</text:p>
          </table:table-cell>
          <table:table-cell table:formula="of:=([.E4]/1000)*[.$B$26]+([.G4]/60)*([.$B$23]+[.$B$24]+[.$B$25])+([.I4]/60)*[.$B$22]" office:value-type="currency" office:currency="USD" office:value="5.00672" calcext:value-type="currency">
            <text:p>$5.01</text:p>
          </table:table-cell>
          <table:table-cell table:formula="of:=[.B4]*[.D4]" office:value-type="currency" office:currency="USD" office:value="5.00672" calcext:value-type="currency">
            <text:p>$5.01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18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113789090909091" calcext:value-type="currency">
            <text:p>$0.11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mount</text:p>
          </table:table-cell>
          <table:table-cell table:formula="of:=([.E5]/1000)*[.$B$26]+([.G5]/60)*([.$B$23]+[.$B$24]+[.$B$25])+([.I5]/60)*[.$B$22]" office:value-type="currency" office:currency="USD" office:value="3.8973" calcext:value-type="currency">
            <text:p>$3.90</text:p>
          </table:table-cell>
          <table:table-cell table:formula="of:=[.B5]*[.D5]" office:value-type="currency" office:currency="USD" office:value="7.7946" calcext:value-type="currency">
            <text:p>$7.79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18" table:formula="of:=225/6" office:value-type="float" office:value="37.5" calcext:value-type="float">
            <text:p>38</text:p>
          </table:table-cell>
          <table:table-cell table:style-name="ce18" table:formula="of:=[.G5]*[.D5]" office:value-type="float" office:value="75" calcext:value-type="float">
            <text:p>75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8" table:formula="of:=[.F5]/([.G5]/60)" office:value-type="float" office:value="102.4" calcext:value-type="float">
            <text:p>102</text:p>
          </table:table-cell>
          <table:table-cell table:style-name="ce4" table:formula="of:=[.B5]/[.E5]" office:value-type="currency" office:currency="USD" office:value="0.121790625" calcext:value-type="currency">
            <text:p>$0.12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</text:p>
          </table:table-cell>
          <table:table-cell table:formula="of:=([.E6]/1000)*[.$B$26]+([.G6]/60)*([.$B$23]+[.$B$24]+[.$B$25])+([.I6]/60)*[.$B$22]" office:value-type="currency" office:currency="USD" office:value="6.380568" calcext:value-type="currency">
            <text:p>$6.38</text:p>
          </table:table-cell>
          <table:table-cell table:formula="of:=[.B6]*[.D6]" office:value-type="currency" office:currency="USD" office:value="12.761136" calcext:value-type="currency">
            <text:p>$12.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/2" office:value-type="float" office:value="72" calcext:value-type="float">
            <text:p>72</text:p>
          </table:table-cell>
          <table:table-cell table:formula="of:=[.G6]*[.D6]" office:value-type="float" office:value="144" calcext:value-type="float">
            <text:p>144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style-name="ce18" table:formula="of:=[.F6]/([.G6]/60)" office:value-type="float" office:value="80" calcext:value-type="float">
            <text:p>80</text:p>
          </table:table-cell>
          <table:table-cell table:style-name="ce4" table:formula="of:=[.B6]/[.E6]" office:value-type="currency" office:currency="USD" office:value="0.1329285" calcext:value-type="currency">
            <text:p>$0.13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fan</text:p>
          </table:table-cell>
          <table:table-cell table:formula="of:=([.E7]/1000)*[.$B$26]+([.G7]/60)*([.$B$23]+[.$B$24]+[.$B$25])+([.I7]/60)*[.$B$22]" office:value-type="currency" office:currency="USD" office:value="3.20906" calcext:value-type="currency">
            <text:p>$3.21</text:p>
          </table:table-cell>
          <table:table-cell table:formula="of:=[.B7]*[.D7]" office:value-type="currency" office:currency="USD" office:value="6.41812" calcext:value-type="currency">
            <text:p>$6.42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7]*[.D7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G7]*[.D7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10" calcext:value-type="float">
            <text:p>10</text:p>
          </table:table-cell>
          <table:table-cell table:style-name="ce18" table:formula="of:=[.F7]/([.G7]/60)" office:value-type="float" office:value="42" calcext:value-type="float">
            <text:p>42</text:p>
          </table:table-cell>
          <table:table-cell table:style-name="ce4" table:formula="of:=[.B7]/[.E7]" office:value-type="currency" office:currency="USD" office:value="0.229218571428571" calcext:value-type="currency">
            <text:p>$0.23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heatsink fan brace</text:p>
          </table:table-cell>
          <table:table-cell table:formula="of:=([.E8]/1000)*[.$B$26]+([.G8]/60)*([.$B$23]+[.$B$24]+[.$B$25])+([.I8]/60)*[.$B$22]" office:value-type="currency" office:currency="USD" office:value="4.652034" calcext:value-type="currency">
            <text:p>$4.65</text:p>
          </table:table-cell>
          <table:table-cell table:formula="of:=[.B8]*[.D8]" office:value-type="currency" office:currency="USD" office:value="9.304068" calcext:value-type="currency">
            <text:p>$9.30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E8]*[.D8]" office:value-type="float" office:value="62" calcext:value-type="float">
            <text:p>62</text:p>
          </table:table-cell>
          <table:table-cell table:formula="of:=122/2" office:value-type="float" office:value="61" calcext:value-type="float">
            <text:p>61</text:p>
          </table:table-cell>
          <table:table-cell table:formula="of:=[.G8]*[.D8]" office:value-type="float" office:value="122" calcext:value-type="float">
            <text:p>122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10" calcext:value-type="float">
            <text:p>10</text:p>
          </table:table-cell>
          <table:table-cell table:style-name="ce18" table:formula="of:=[.F8]/([.G8]/60)" office:value-type="float" office:value="60.9836065573771" calcext:value-type="float">
            <text:p>61</text:p>
          </table:table-cell>
          <table:table-cell table:style-name="ce4" table:formula="of:=[.B8]/[.E8]" office:value-type="currency" office:currency="USD" office:value="0.150065612903226" calcext:value-type="currency">
            <text:p>$0.15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switch hittermabob</text:p>
          </table:table-cell>
          <table:table-cell table:formula="of:=([.E9]/1000)*[.$B$26]+([.G9]/60)*([.$B$23]+[.$B$24]+[.$B$25])+([.I9]/60)*[.$B$22]" office:value-type="currency" office:currency="USD" office:value="0.8271365" calcext:value-type="currency">
            <text:p>$0.83</text:p>
          </table:table-cell>
          <table:table-cell table:formula="of:=[.B9]*[.D9]" office:value-type="currency" office:currency="USD" office:value="0.8271365" calcext:value-type="currency">
            <text:p>$0.8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4.25" calcext:value-type="float">
            <text:p>4</text:p>
          </table:table-cell>
          <table:table-cell table:style-name="ce18" table:formula="of:=[.E9]*[.D9]" office:value-type="float" office:value="4.25" calcext:value-type="float">
            <text:p>4</text:p>
          </table:table-cell>
          <table:table-cell table:style-name="ce18" table:formula="of:=93/8" office:value-type="float" office:value="11.625" calcext:value-type="float">
            <text:p>12</text:p>
          </table:table-cell>
          <table:table-cell table:style-name="ce18" table:formula="of:=[.G9]*[.D9]" office:value-type="float" office:value="11.625" calcext:value-type="float">
            <text:p>12</text:p>
          </table:table-cell>
          <table:table-cell table:formula="of:=10/10" office:value-type="float" office:value="1" calcext:value-type="float">
            <text:p>1</text:p>
          </table:table-cell>
          <table:table-cell table:formula="of:=[.I9]*[.D9]" office:value-type="float" office:value="1" calcext:value-type="float">
            <text:p>1</text:p>
          </table:table-cell>
          <table:table-cell table:style-name="ce18" table:formula="of:=[.F9]/([.G9]/60)" office:value-type="float" office:value="21.9354838709677" calcext:value-type="float">
            <text:p>22</text:p>
          </table:table-cell>
          <table:table-cell table:style-name="ce4" table:formula="of:=[.B9]/[.E9]" office:value-type="currency" office:currency="USD" office:value="0.194620352941176" calcext:value-type="currency">
            <text:p>$0.19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Small HBG</text:p>
          </table:table-cell>
          <table:table-cell table:formula="of:=([.E10]/1000)*[.$B$26]+([.G10]/60)*([.$B$23]+[.$B$24]+[.$B$25])+([.I10]/60)*[.$B$22]" office:value-type="currency" office:currency="USD" office:value="1.897016" calcext:value-type="currency">
            <text:p>$1.90</text:p>
          </table:table-cell>
          <table:table-cell table:formula="of:=[.B10]*[.D10]" office:value-type="currency" office:currency="USD" office:value="3.794032" calcext:value-type="currency">
            <text:p>$3.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0]*[.D10]" office:value-type="float" office:value="8" calcext:value-type="float">
            <text:p>8</text:p>
          </table:table-cell>
          <table:table-cell table:formula="of:=84/6" office:value-type="float" office:value="14" calcext:value-type="float">
            <text:p>14</text:p>
          </table:table-cell>
          <table:table-cell table:formula="of:=[.G10]*[.D10]" office:value-type="float" office:value="28" calcext:value-type="float">
            <text:p>28</text:p>
          </table:table-cell>
          <table:table-cell table:formula="of:=10/2" office:value-type="float" office:value="5" calcext:value-type="float">
            <text:p>5</text:p>
          </table:table-cell>
          <table:table-cell table:formula="of:=[.I10]*[.D10]" office:value-type="float" office:value="10" calcext:value-type="float">
            <text:p>10</text:p>
          </table:table-cell>
          <table:table-cell table:style-name="ce18" table:formula="of:=[.F10]/([.G10]/60)" office:value-type="float" office:value="34.2857142857143" calcext:value-type="float">
            <text:p>34</text:p>
          </table:table-cell>
          <table:table-cell table:style-name="ce4" table:formula="of:=[.B10]/[.E10]" office:value-type="currency" office:currency="USD" office:value="0.474254" calcext:value-type="currency">
            <text:p>$0.47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Large HBG</text:p>
          </table:table-cell>
          <table:table-cell table:formula="of:=([.E11]/1000)*[.$B$26]+([.G11]/60)*([.$B$23]+[.$B$24]+[.$B$25])+([.I11]/60)*[.$B$22]" office:value-type="currency" office:currency="USD" office:value="3.996012" calcext:value-type="currency">
            <text:p>$4.00</text:p>
          </table:table-cell>
          <table:table-cell table:formula="of:=[.B11]*[.D11]" office:value-type="currency" office:currency="USD" office:value="7.992024" calcext:value-type="currency">
            <text:p>$7.9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E11]*[.D11]" office:value-type="float" office:value="52" calcext:value-type="float">
            <text:p>52</text:p>
          </table:table-cell>
          <table:table-cell table:formula="of:=(4*60+48)/6" office:value-type="float" office:value="48" calcext:value-type="float">
            <text:p>48</text:p>
          </table:table-cell>
          <table:table-cell table:formula="of:=[.G11]*[.D11]" office:value-type="float" office:value="96" calcext:value-type="float">
            <text:p>96</text:p>
          </table:table-cell>
          <table:table-cell table:formula="of:=10/2" office:value-type="float" office:value="5" calcext:value-type="float">
            <text:p>5</text:p>
          </table:table-cell>
          <table:table-cell table:formula="of:=[.I11]*[.D11]" office:value-type="float" office:value="10" calcext:value-type="float">
            <text:p>10</text:p>
          </table:table-cell>
          <table:table-cell table:style-name="ce18" table:formula="of:=[.F11]/([.G11]/60)" office:value-type="float" office:value="65" calcext:value-type="float">
            <text:p>65</text:p>
          </table:table-cell>
          <table:table-cell table:style-name="ce4" table:formula="of:=[.B11]/[.E11]" office:value-type="currency" office:currency="USD" office:value="0.153692769230769" calcext:value-type="currency">
            <text:p>$0.15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idler</text:p>
          </table:table-cell>
          <table:table-cell table:formula="of:=([.E12]/1000)*[.$B$26]+([.G12]/60)*([.$B$23]+[.$B$24]+[.$B$25])+([.I12]/60)*[.$B$22]" office:value-type="currency" office:currency="USD" office:value="1.74936" calcext:value-type="currency">
            <text:p>$1.75</text:p>
          </table:table-cell>
          <table:table-cell table:formula="of:=[.B12]*[.D12]" office:value-type="currency" office:currency="USD" office:value="3.49872" calcext:value-type="currency">
            <text:p>$3.50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2]*[.D12]" office:value-type="float" office:value="22.4" calcext:value-type="float">
            <text:p>22.4</text:p>
          </table:table-cell>
          <table:table-cell table:formula="of:=300/10" office:value-type="float" office:value="30" calcext:value-type="float">
            <text:p>30</text:p>
          </table:table-cell>
          <table:table-cell table:formula="of:=[.G12]*[.D12]" office:value-type="float" office:value="60" calcext:value-type="float">
            <text:p>60</text:p>
          </table:table-cell>
          <table:table-cell table:formula="of:=10/10" office:value-type="float" office:value="1" calcext:value-type="float">
            <text:p>1</text:p>
          </table:table-cell>
          <table:table-cell table:formula="of:=[.I12]*[.D12]" office:value-type="float" office:value="2" calcext:value-type="float">
            <text:p>2</text:p>
          </table:table-cell>
          <table:table-cell table:style-name="ce18" table:formula="of:=[.F12]/([.G12]/60)" office:value-type="float" office:value="44.8" calcext:value-type="float">
            <text:p>45</text:p>
          </table:table-cell>
          <table:table-cell table:style-name="ce4" table:formula="of:=[.B12]/[.E12]" office:value-type="currency" office:currency="USD" office:value="0.156192857142857" calcext:value-type="currency">
            <text:p>$0.16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latch</text:p>
          </table:table-cell>
          <table:table-cell table:formula="of:=([.E13]/1000)*[.$B$26]+([.G13]/60)*([.$B$23]+[.$B$24]+[.$B$25])+([.I13]/60)*[.$B$22]" office:value-type="currency" office:currency="USD" office:value="0.61625" calcext:value-type="currency">
            <text:p>$0.62</text:p>
          </table:table-cell>
          <table:table-cell table:formula="of:=[.B13]*[.D13]" office:value-type="currency" office:currency="USD" office:value="1.2325" calcext:value-type="currency">
            <text:p>$1.23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3]*[.D13]" office:value-type="float" office:value="5.2" calcext:value-type="float">
            <text:p>5.2</text:p>
          </table:table-cell>
          <table:table-cell table:formula="of:=75/10" office:value-type="float" office:value="7.5" calcext:value-type="float">
            <text:p>7.5</text:p>
          </table:table-cell>
          <table:table-cell table:formula="of:=[.G13]*[.D13]" office:value-type="float" office:value="15" calcext:value-type="float">
            <text:p>15</text:p>
          </table:table-cell>
          <table:table-cell table:formula="of:=10/10" office:value-type="float" office:value="1" calcext:value-type="float">
            <text:p>1</text:p>
          </table:table-cell>
          <table:table-cell table:formula="of:=[.I13]*[.D13]" office:value-type="float" office:value="2" calcext:value-type="float">
            <text:p>2</text:p>
          </table:table-cell>
          <table:table-cell table:style-name="ce18" table:formula="of:=[.F13]/([.G13]/60)" office:value-type="float" office:value="41.6" calcext:value-type="float">
            <text:p>42</text:p>
          </table:table-cell>
          <table:table-cell table:style-name="ce4" table:formula="of:=[.B13]/[.E13]" office:value-type="currency" office:currency="USD" office:value="0.237019230769231" calcext:value-type="currency">
            <text:p>$0.24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Right side wiper mount</text:p>
          </table:table-cell>
          <table:table-cell table:formula="of:=([.E14]/1000)*[.$B$26]+([.G14]/60)*([.$B$23]+[.$B$24]+[.$B$25])+([.I14]/60)*[.$B$22]" office:value-type="currency" office:currency="USD" office:value="1.837756" calcext:value-type="currency">
            <text:p>$1.84</text:p>
          </table:table-cell>
          <table:table-cell table:formula="of:=[.B14]*[.D14]" office:value-type="currency" office:currency="USD" office:value="1.837756" calcext:value-type="currency">
            <text:p>$1.8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14]*[.D14]" office:value-type="float" office:value="18" calcext:value-type="float">
            <text:p>18</text:p>
          </table:table-cell>
          <table:table-cell table:formula="of:=240/10" office:value-type="float" office:value="24" calcext:value-type="float">
            <text:p>24</text:p>
          </table:table-cell>
          <table:table-cell table:formula="of:=[.G14]*[.D14]" office:value-type="float" office:value="24" calcext:value-type="float">
            <text:p>24</text:p>
          </table:table-cell>
          <table:table-cell table:formula="of:=10/10" office:value-type="float" office:value="1" calcext:value-type="float">
            <text:p>1</text:p>
          </table:table-cell>
          <table:table-cell table:formula="of:=[.I14]*[.D14]" office:value-type="float" office:value="1" calcext:value-type="float">
            <text:p>1</text:p>
          </table:table-cell>
          <table:table-cell table:style-name="ce18" table:formula="of:=[.F14]/([.G14]/60)" office:value-type="float" office:value="45" calcext:value-type="float">
            <text:p>45</text:p>
          </table:table-cell>
          <table:table-cell table:style-name="ce4" table:formula="of:=[.B14]/[.E14]" office:value-type="currency" office:currency="USD" office:value="0.102097555555556" calcext:value-type="currency">
            <text:p>$0.1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Upper Brace</text:p>
          </table:table-cell>
          <table:table-cell table:formula="of:=([.E15]/1000)*[.$B$26]+([.G15]/60)*([.$B$23]+[.$B$24]+[.$B$25])+([.I15]/60)*[.$B$22]" office:value-type="currency" office:currency="USD" office:value="0.625707333333333" calcext:value-type="currency">
            <text:p>$0.63</text:p>
          </table:table-cell>
          <table:table-cell table:formula="of:=[.B15]*[.D15]" office:value-type="currency" office:currency="USD" office:value="0.625707333333333" calcext:value-type="currency">
            <text:p>$0.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5]*[.D15]" office:value-type="float" office:value="3" calcext:value-type="float">
            <text:p>3</text:p>
          </table:table-cell>
          <table:table-cell table:style-name="ce18" table:formula="of:=(51/60)/6*60" office:value-type="float" office:value="8.5" calcext:value-type="float">
            <text:p>9</text:p>
          </table:table-cell>
          <table:table-cell table:style-name="ce18" table:formula="of:=[.G15]*[.D15]" office:value-type="float" office:value="8.5" calcext:value-type="float">
            <text:p>9</text:p>
          </table:table-cell>
          <table:table-cell table:style-name="ce14" table:formula="of:=5/6" office:value-type="float" office:value="0.833333333333333" calcext:value-type="float">
            <text:p>0.8</text:p>
          </table:table-cell>
          <table:table-cell table:style-name="ce14" table:formula="of:=[.I15]*[.D15]" office:value-type="float" office:value="0.833333333333333" calcext:value-type="float">
            <text:p>0.8</text:p>
          </table:table-cell>
          <table:table-cell table:style-name="ce18" table:formula="of:=[.F15]/([.G15]/60)" office:value-type="float" office:value="21.1764705882353" calcext:value-type="float">
            <text:p>21</text:p>
          </table:table-cell>
          <table:table-cell table:style-name="ce4" table:formula="of:=[.B15]/[.E15]" office:value-type="currency" office:currency="USD" office:value="0.208569111111111" calcext:value-type="currency">
            <text:p>$0.21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formula="of:=SUM([.C4:.C15])" office:value-type="currency" office:currency="USD" office:value="61.0925198333333" calcext:value-type="currency">
            <text:p>$61.09</text:p>
          </table:table-cell>
          <table:table-cell table:style-name="ce15" table:formula="of:=SUM([.D4:.D15])" office:value-type="float" office:value="20" calcext:value-type="float">
            <text:p>20</text:p>
          </table:table-cell>
          <table:table-cell table:style-name="ce15" table:formula="of:=SUM([.E4:.E15])" office:value-type="float" office:value="238.05" calcext:value-type="float">
            <text:p>238</text:p>
          </table:table-cell>
          <table:table-cell table:style-name="ce15" table:formula="of:=SUM([.F4:.F15])" office:value-type="float" office:value="406.85" calcext:value-type="float">
            <text:p>407</text:p>
          </table:table-cell>
          <table:table-cell table:style-name="ce15" table:formula="of:=SUM([.G4:.G15])" office:value-type="float" office:value="409.125" calcext:value-type="float">
            <text:p>409</text:p>
          </table:table-cell>
          <table:table-cell table:style-name="ce15" table:formula="of:=SUM([.H4:.H15])" office:value-type="float" office:value="719.125" calcext:value-type="float">
            <text:p>719</text:p>
          </table:table-cell>
          <table:table-cell table:style-name="ce15" table:formula="of:=SUM([.I4:.I15])" office:value-type="float" office:value="42.3333333333333" calcext:value-type="float">
            <text:p>42</text:p>
          </table:table-cell>
          <table:table-cell table:style-name="ce15" table:formula="of:=SUM([.J4:.J15])" office:value-type="float" office:value="76.8333333333333" calcext:value-type="float">
            <text:p>77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15])" office:value-type="currency" office:currency="USD" office:value="2.89124331944444" calcext:value-type="currency">
            <text:p>$2.89</text:p>
          </table:table-cell>
          <table:table-cell/>
          <table:table-cell table:style-name="ce14" table:formula="of:=AVERAGE([.D4:.D15])" office:value-type="float" office:value="1.66666666666667" calcext:value-type="float">
            <text:p>1.7</text:p>
          </table:table-cell>
          <table:table-cell table:style-name="ce15" table:formula="of:=AVERAGE([.E4:.E15])" office:value-type="float" office:value="19.8375" calcext:value-type="float">
            <text:p>20</text:p>
          </table:table-cell>
          <table:table-cell table:style-name="ce15" table:formula="of:=AVERAGE([.F4:.F15])" office:value-type="float" office:value="33.9041666666667" calcext:value-type="float">
            <text:p>34</text:p>
          </table:table-cell>
          <table:table-cell table:style-name="ce15" table:formula="of:=AVERAGE([.G4:.G15])" office:value-type="float" office:value="34.09375" calcext:value-type="float">
            <text:p>34</text:p>
          </table:table-cell>
          <table:table-cell table:style-name="ce15" table:formula="of:=AVERAGE([.H4:.H15])" office:value-type="float" office:value="59.9270833333333" calcext:value-type="float">
            <text:p>60</text:p>
          </table:table-cell>
          <table:table-cell table:style-name="ce15" table:formula="of:=AVERAGE([.I4:.I15])" office:value-type="float" office:value="3.52777777777778" calcext:value-type="float">
            <text:p>4</text:p>
          </table:table-cell>
          <table:table-cell table:style-name="ce15" table:formula="of:=AVERAGE([.J4:.J15])" office:value-type="float" office:value="6.40277777777778" calcext:value-type="float">
            <text:p>6</text:p>
          </table:table-cell>
          <table:table-cell table:style-name="ce15" table:formula="of:=AVERAGE([.K4:.K15])" office:value-type="float" office:value="50.5984396085245" calcext:value-type="float">
            <text:p>51</text:p>
          </table:table-cell>
          <table:table-cell table:style-name="ce4" table:formula="of:=AVERAGE([.L4:.L15])" office:value-type="currency" office:currency="USD" office:value="0.189519856415966" calcext:value-type="currency">
            <text:p>$0.19</text:p>
          </table:table-cell>
          <table:table-cell table:style-name="ce4" table:formula="of:=AVERAGE([.L9:.L15];[.L7];[.L6])" office:value-type="currency" office:currency="USD" office:value="0.209843660908808" calcext:value-type="currency">
            <text:p>$0.21</text:p>
          </table:table-cell>
          <table:table-cell table:style-name="ce4" table:formula="of:=AVERAGE([.L8];[.L5];[.L4])" office:value-type="currency" office:currency="USD" office:value="0.128548442937439" calcext:value-type="currency">
            <text:p>$0.13</text:p>
          </table:table-cell>
          <table:table-cell table:number-columns-repeated="1006"/>
        </table:table-row>
        <table:table-row table:style-name="ro1">
          <table:table-cell table:style-name="ce12"/>
          <table:table-cell table:number-columns-repeated="2"/>
          <table:table-cell table:style-name="ce14"/>
          <table:table-cell table:style-name="ce15" table:number-columns-repeated="7"/>
          <table:table-cell table:style-name="ce4"/>
          <table:table-cell table:style-name="ce4" office:value-type="string" calcext:value-type="string">
            <text:p>Average g/hr</text:p>
          </table:table-cell>
          <table:table-cell table:style-name="ce4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4" table:formula="of:=AVERAGE([.K6];[.K7];[.K9:.K15])" office:value-type="float" office:value="43.9775187494353" calcext:value-type="float">
            <text:p>44.0</text:p>
          </table:table-cell>
          <table:table-cell table:style-name="ce26" table:formula="of:=AVERAGE([.K4];[.K5];[.K8])" office:value-type="float" office:value="70.4612021857924" calcext:value-type="float">
            <text:p>70.5</text:p>
          </table:table-cell>
          <table:table-cell table:number-columns-repeated="1006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Default"/>
          <table:table-cell table:style-name="ce4" table:formula="of:=([.J17]/60)*[.B22]" office:value-type="currency" office:currency="USD" office:value="19.2083333333333" calcext:value-type="currency">
            <text:p>$19.21</text:p>
          </table:table-cell>
          <table:table-cell table:style-name="ce19" table:formula="of:=[.D22]/[.D$29]" office:value-type="percentage" office:value="0.314413833080312" calcext:value-type="percentage">
            <text:p>31.44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8" table:formula="of:=AVERAGE([.K6:.K7];[.K9:.K15])" office:value-type="float" office:value="43.9775187494353" calcext:value-type="float">
            <text:p>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" office:value-type="currency" office:currency="USD" office:value="1.9" calcext:value-type="currency">
            <text:p>$1.90</text:p>
          </table:table-cell>
          <table:table-cell/>
          <table:table-cell table:style-name="ce4" table:formula="of:=([.H17]/60)*[.B23]" office:value-type="currency" office:currency="USD" office:value="22.7722916666667" calcext:value-type="currency">
            <text:p>$22.77</text:p>
          </table:table-cell>
          <table:table-cell table:style-name="ce19" table:formula="of:=[.D23]/[.D$29]" office:value-type="percentage" office:value="0.372750898617242" calcext:value-type="percentage">
            <text:p>37.28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8" table:formula="of:=AVERAGE([.K4];[.K5];[.K8])" office:value-type="float" office:value="70.4612021857924" calcext:value-type="float">
            <text:p>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 table:style-name="Default"/>
          <table:table-cell table:style-name="ce4" table:formula="of:=([.H17]/60)*[.B24]" office:value-type="currency" office:currency="USD" office:value="1.19854166666667" calcext:value-type="currency">
            <text:p>$1.20</text:p>
          </table:table-cell>
          <table:table-cell table:style-name="ce19" table:formula="of:=[.D24]/[.D$29]" office:value-type="percentage" office:value="0.0196184683482759" calcext:value-type="percentage">
            <text:p>1.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 table:style-name="Default"/>
          <table:table-cell table:style-name="ce4" table:formula="of:=([.H17]/60)*[.B25]" office:value-type="currency" office:currency="USD" office:value="0.439145666666667" calcext:value-type="currency">
            <text:p>$0.44</text:p>
          </table:table-cell>
          <table:table-cell table:style-name="ce19" table:formula="of:=[.D25]/[.D$29]" office:value-type="percentage" office:value="0.00718820680280829" calcext:value-type="percentage">
            <text:p>0.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 table:style-name="Default"/>
          <table:table-cell table:style-name="ce4" table:formula="of:=([.$F$17]/1000)*[.B26]" office:value-type="currency" office:currency="USD" office:value="17.4742075" calcext:value-type="currency">
            <text:p>$17.47</text:p>
          </table:table-cell>
          <table:table-cell table:style-name="ce19" table:formula="of:=[.D26]/[.D29]" office:value-type="percentage" office:value="0.286028593151362" calcext:value-type="percentage">
            <text:p>28.60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style-name="ce19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table:formula="of:=[.D26]+[.D22]+[.D23]+[.D24]+[.D25]" office:value-type="currency" office:currency="USD" office:value="61.0925198333334" calcext:value-type="currency">
            <text:p>$61.09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1017"/>
        </table:table-row>
      </table:table>
      <table:table table:name="funding_calculator" table:style-name="ta1">
        <table:table-column table:style-name="co16" table:default-cell-style-name="ce28"/>
        <table:table-column table:style-name="co17" table:default-cell-style-name="ce34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Default"/>
          <table:table-cell table:style-name="ce31"/>
          <table:table-cell table:number-columns-repeated="5"/>
        </table:table-row>
        <table:table-row table:style-name="ro4">
          <table:table-cell table:style-name="ce27" office:value-type="string" calcext:value-type="string" table:number-columns-spanned="2" table:number-rows-spanned="1">
            <text:p>Twoolhead funding goal calculator</text:p>
          </table:table-cell>
          <table:covered-table-cell table:style-name="ce31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style-name="ce29" office:value-type="string" calcext:value-type="string">
            <text:p>BOM</text:p>
          </table:table-cell>
          <table:table-cell table:style-name="ce33" table:formula="of:=[BOM.F37]" office:value-type="float" office:value="291.641440305774" calcext:value-type="float">
            <text:p>$291.64</text:p>
          </table:table-cell>
          <table:table-cell table:number-columns-repeated="5"/>
        </table:table-row>
        <table:table-row table:style-name="ro6">
          <table:table-cell table:style-name="ce29" office:value-type="string" calcext:value-type="string">
            <text:p>Labor</text:p>
          </table:table-cell>
          <table:table-cell table:style-name="ce33" office:value-type="float" office:value="60" calcext:value-type="float">
            <text:p>$6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1758.20720152887" calcext:value-type="float">
            <text:p>$1,758.2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" office:value-type="float" office:value="50" calcext:value-type="float">
            <text:p>$5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4:.B8])" office:value-type="float" office:value="2164.84864183465" calcext:value-type="float">
            <text:p>$2,164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432.969728366929" calcext:value-type="float">
            <text:p>$432.9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5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5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264.84864183465" calcext:value-type="float">
            <text:p>$2,264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67.1806106132047" calcext:value-type="float">
            <text:p>$67.1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58.539404928425" calcext:value-type="float">
            <text:p>$158.5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2490.56865737628" calcext:value-type="float">
            <text:p>$2,490.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twoolhead</text:p>
          </table:table-cell>
          <table:table-cell table:formula="of:=[.B16]/[.B4]" office:value-type="float" office:value="498.113731475255" calcext:value-type="float">
            <text:p>$498.11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65.144003108326" calcext:value-type="float">
            <text:p>$65.14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5" office:value-type="float" office:value="450" calcext:value-type="float">
            <text:p>$45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30"/>
          <table:table-cell table:style-name="ce31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6" table:formula="of:=CEILING([.B9]/([.B19]-[.B18]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1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700" calcext:value-type="float">
            <text:p>$2,7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3105" calcext:value-type="float">
            <text:p>$3,105.00</text:p>
          </table:table-cell>
          <table:table-cell table:number-columns-repeated="5"/>
        </table:table-row>
        <table:table-row table:style-name="ro1" table:number-rows-repeated="7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0:03:52.171793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3-22T08:59:07.753988883</dc:date>
    <meta:editing-duration>P12DT2H44M13S</meta:editing-duration>
    <meta:editing-cycles>18</meta:editing-cycles>
    <meta:generator>LibreOffice/5.2.7.2$Linux_X86_64 LibreOffice_project/20m0$Build-2</meta:generator>
    <meta:document-statistic meta:table-count="3" meta:cell-count="453" meta:object-count="0"/>
  </office:meta>
</office:document-meta>
</file>